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15534b" officeooo:paragraph-rsid="0015534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1cc1c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1cc1ce" officeooo:paragraph-rsid="001cc1ce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fo:font-weight="normal" officeooo:rsid="001eb389" officeooo:paragraph-rsid="001eb38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fo:background-color="#77bc6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4ba5b" officeooo:paragraph-rsid="0024ba5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#729fcf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1e73" officeooo:paragraph-rsid="00141e73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#729fcf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233031" style:font-size-asian="12.25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1fd004" style:font-size-asian="12.25pt" style:font-style-asian="italic" style:font-weight-asian="normal" style:font-size-complex="14pt" style:font-style-complex="italic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24ba5b" officeooo:paragraph-rsid="0024ba5b" style:font-size-asian="12.25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8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90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91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92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4acea" officeooo:paragraph-rsid="0014acea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95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6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7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99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b0e5d" officeooo:paragraph-rsid="001b0e5d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 fo:text-align="start" style:justify-single-word="false"/>
      <style:text-properties fo:font-size="16pt" fo:font-style="normal" fo:font-weight="bold" officeooo:rsid="0029c711" officeooo:paragraph-rsid="0014acea" fo:background-color="transparent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1f6f01" fo:background-color="#afd095" loext:char-shading-value="0"/>
    </style:style>
    <style:style style:name="T9" style:family="text">
      <style:text-properties officeooo:rsid="00064044"/>
    </style:style>
    <style:style style:name="T10" style:family="text">
      <style:text-properties officeooo:rsid="000733f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733f6" fo:background-color="transparent" loext:char-shading-value="0"/>
    </style:style>
    <style:style style:name="T13" style:family="text">
      <style:text-properties officeooo:rsid="0011eec4" fo:background-color="transparent" loext:char-shading-value="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3031" style:font-style-asian="normal" style:font-style-complex="normal"/>
    </style:style>
    <style:style style:name="T16" style:family="text">
      <style:text-properties fo:font-style="normal" officeooo:rsid="00259cb9" style:font-style-asian="normal" style:font-style-complex="normal"/>
    </style:style>
    <style:style style:name="T17" style:family="text">
      <style:text-properties fo:font-style="normal" fo:background-color="#afd095" loext:char-shading-value="0" style:font-style-asian="normal" style:font-style-complex="normal"/>
    </style:style>
    <style:style style:name="T18" style:family="text">
      <style:text-properties fo:font-style="normal" officeooo:rsid="000eece2" fo:background-color="#afd095" loext:char-shading-value="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c3fb2"/>
    </style:style>
    <style:style style:name="T25" style:family="text">
      <style:text-properties officeooo:rsid="000eece2"/>
    </style:style>
    <style:style style:name="T26" style:family="text">
      <style:text-properties officeooo:rsid="001145a4"/>
    </style:style>
    <style:style style:name="T27" style:family="text">
      <style:text-properties officeooo:rsid="0011eec4"/>
    </style:style>
    <style:style style:name="T28" style:family="text">
      <style:text-properties officeooo:rsid="0015534b"/>
    </style:style>
    <style:style style:name="T29" style:family="text">
      <style:text-properties officeooo:rsid="00172f7e"/>
    </style:style>
    <style:style style:name="T30" style:family="text">
      <style:text-properties style:use-window-font-color="true" loext:opacity="0%" fo:background-color="#afd095" loext:char-shading-value="0"/>
    </style:style>
    <style:style style:name="T31" style:family="text">
      <style:text-properties officeooo:rsid="001cc1ce"/>
    </style:style>
    <style:style style:name="T32" style:family="text">
      <style:text-properties officeooo:rsid="001f6f01"/>
    </style:style>
    <style:style style:name="T33" style:family="text">
      <style:text-properties style:text-position="super 58%" fo:font-style="normal" style:font-style-asian="normal" style:font-style-complex="normal"/>
    </style:style>
    <style:style style:name="T34" style:family="text">
      <style:text-properties style:text-position="super 58%" fo:font-style="normal" officeooo:rsid="00259cb9" style:font-style-asian="normal" style:font-style-complex="normal"/>
    </style:style>
    <style:style style:name="T35" style:family="text">
      <style:text-properties style:text-position="super 58%" fo:font-style="normal" officeooo:rsid="002764a7" style:font-style-asian="normal" style:font-style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officeooo:rsid="0028cc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21">roguelike / roguelite</text:p>
      <text:p text:style-name="P21"/>
      <text:p text:style-name="P1">Базовые элементы roguelike</text:p>
      <text:list text:style-name="L1">
        <text:list-item>
          <text:p text:style-name="P93">реиграбельность;</text:p>
        </text:list-item>
        <text:list-item>
          <text:p text:style-name="P93">процедурный мир;</text:p>
        </text:list-item>
        <text:list-item>
          <text:p text:style-name="P93">ascii графика;</text:p>
        </text:list-item>
        <text:list-item>
          <text:p text:style-name="P94">пошаговый геймплей;</text:p>
        </text:list-item>
        <text:list-item>
          <text:p text:style-name="P93">перманентная смерть.</text:p>
        </text:list-item>
      </text:list>
      <text:p text:style-name="P21"/>
      <text:p text:style-name="P1">Сеттинг</text:p>
      <text:p text:style-name="P21">зомби-апокалипсис в современном мире</text:p>
      <text:p text:style-name="P21"/>
      <text:p text:style-name="P4">Геймплей</text:p>
      <text:p text:style-name="P22">Что будет делать персонаж:</text:p>
      <text:list text:style-name="L2">
        <text:list-item>
          <text:p text:style-name="P95">убивать зомби (<text:span text:style-name="T1">разных</text:span>)</text:p>
        </text:list-item>
        <text:list-item>
          <text:p text:style-name="P95">собирать ресурсы (<text:span text:style-name="T1">разные</text:span>)</text:p>
        </text:list-item>
        <text:list-item>
          <text:p text:style-name="P95">обустраивать базу (персональная)</text:p>
        </text:list-item>
      </text:list>
      <text:p text:style-name="P22"/>
      <text:p text:style-name="P22">Зачем он это делает:</text:p>
      <text:list text:style-name="L3">
        <text:list-item>
          <text:p text:style-name="P96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96">убывать зомби – продвижение по локации, <text:span text:style-name="T1">лут</text:span> с зомби.</text:p>
        </text:list-item>
        <text:list-item>
          <text:p text:style-name="P96">обустраивать базу – безопасный отдых.</text:p>
        </text:list-item>
      </text:list>
      <text:p text:style-name="P22"/>
      <text:p text:style-name="P58">Подробнее</text:p>
      <text:p text:style-name="P62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62">На это траится время и ресурсы.</text:p>
      <text:p text:style-name="P62"/>
      <text:p text:style-name="P23"/>
      <text:p text:style-name="P88">Игровой день</text:p>
      <text:p text:style-name="P33">День поделен на стадии:</text:p>
      <text:p text:style-name="P33">Утро – сбор ресурсов в рейд</text:p>
      <text:p text:style-name="P33"><text:span text:style-name="T26">День, активная стадия 1</text:span> – <text:span text:style-name="T26">относительно безопасно, сон эффективнее на 50%.</text:span></text:p>
      <text:p text:style-name="P33">Вечер – хил, еда, вода, укрепление базы</text:p>
      <text:p text:style-name="P33">Ночь, <text:span text:style-name="T26">активная стадия 2</text:span> – нашествие зомби. <text:span text:style-name="T26">В рейде зомби на 50% больше.</text:span></text:p>
      <text:p text:style-name="P23"/>
      <text:p text:style-name="P10">База</text:p>
      <text:p text:style-name="P38">Находясь на базе игрок удовлетворяет потребности:</text:p>
      <text:list text:style-name="L4">
        <text:list-item>
          <text:p text:style-name="P97">еда</text:p>
        </text:list-item>
        <text:list-item>
          <text:p text:style-name="P97">вода</text:p>
        </text:list-item>
        <text:list-item>
          <text:p text:style-name="P97">сон</text:p>
        </text:list-item>
        <text:list-item>
          <text:p text:style-name="P97">здоровье</text:p>
        </text:list-item>
      </text:list>
      <text:p text:style-name="P38">и укрепляет базу.</text:p>
      <text:p text:style-name="P38"/>
      <text:p text:style-name="P49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56">Добавить объединение материалов с получением бонуса?</text:p>
      <text:p text:style-name="P54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54"/>
      <text:p text:style-name="P20">Разрушение базы</text:p>
      <text:p text:style-name="P54">Каждую ночь <text:span text:style-name="T27">внешним</text:span> элементам базы наносится B + К * D очков урона, где B – базовый урон (настраивать), K – ежедневный <text:span text:style-name="T37">прирост урона</text:span>, D – номер дня.</text:p>
      <text:p text:style-name="P50"><text:span text:style-name="T11">Элементы базы м. б. внешними (баррикады) и внутренними (обстановка). </text:span><text:span text:style-name="T13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Сытость</text:p>
      <text:p text:style-name="P38"><text:soft-page-break/>У персонажа есть показатель сытости (0 – 100). За день показатель снижается на 20.</text:p>
      <text:p text:style-name="P38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77">60-100</text:p>
          </table:table-cell>
          <table:table-cell table:style-name="Table1.B2" office:value-type="string">
            <text:p text:style-name="P77">0</text:p>
          </table:table-cell>
        </table:table-row>
        <table:table-row>
          <table:table-cell table:style-name="Table1.A2" office:value-type="string">
            <text:p text:style-name="P77">40-60</text:p>
          </table:table-cell>
          <table:table-cell table:style-name="Table1.B2" office:value-type="string">
            <text:p text:style-name="P77">20%</text:p>
          </table:table-cell>
        </table:table-row>
        <table:table-row>
          <table:table-cell table:style-name="Table1.A2" office:value-type="string">
            <text:p text:style-name="P77">20-40</text:p>
          </table:table-cell>
          <table:table-cell table:style-name="Table1.B2" office:value-type="string">
            <text:p text:style-name="P77">50%</text:p>
          </table:table-cell>
        </table:table-row>
        <table:table-row>
          <table:table-cell table:style-name="Table1.A2" office:value-type="string">
            <text:p text:style-name="P77">&lt;20</text:p>
          </table:table-cell>
          <table:table-cell table:style-name="Table1.B2" office:value-type="string">
            <text:p text:style-name="P77">80%</text:p>
          </table:table-cell>
        </table:table-row>
        <table:table-row>
          <table:table-cell table:style-name="Table1.A2" office:value-type="string">
            <text:p text:style-name="P77">0</text:p>
          </table:table-cell>
          <table:table-cell table:style-name="Table1.B2" office:value-type="string">
            <text:p text:style-name="P77">Смерть</text:p>
          </table:table-cell>
        </table:table-row>
      </table:table>
      <text:p text:style-name="P40">Для восстановления нужен провиант и время на съедание.</text:p>
      <text:p text:style-name="P38"/>
      <text:p text:style-name="P10">Жажда</text:p>
      <text:p text:style-name="P38">У персонажа есть показатель жажды (0 – 100). За день показатель снижается на 50.</text:p>
      <text:p text:style-name="P38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77">60-100</text:p>
          </table:table-cell>
          <table:table-cell table:style-name="Table2.B2" office:value-type="string">
            <text:p text:style-name="P77">0</text:p>
          </table:table-cell>
        </table:table-row>
        <table:table-row>
          <table:table-cell table:style-name="Table2.A2" office:value-type="string">
            <text:p text:style-name="P77">40-60</text:p>
          </table:table-cell>
          <table:table-cell table:style-name="Table2.B2" office:value-type="string">
            <text:p text:style-name="P77">20%</text:p>
          </table:table-cell>
        </table:table-row>
        <table:table-row>
          <table:table-cell table:style-name="Table2.A2" office:value-type="string">
            <text:p text:style-name="P77">20-40</text:p>
          </table:table-cell>
          <table:table-cell table:style-name="Table2.B2" office:value-type="string">
            <text:p text:style-name="P77">50%</text:p>
          </table:table-cell>
        </table:table-row>
        <table:table-row>
          <table:table-cell table:style-name="Table2.A2" office:value-type="string">
            <text:p text:style-name="P77">&lt;20</text:p>
          </table:table-cell>
          <table:table-cell table:style-name="Table2.B2" office:value-type="string">
            <text:p text:style-name="P77">80%</text:p>
          </table:table-cell>
        </table:table-row>
        <table:table-row>
          <table:table-cell table:style-name="Table2.A2" office:value-type="string">
            <text:p text:style-name="P77">0</text:p>
          </table:table-cell>
          <table:table-cell table:style-name="Table2.B2" office:value-type="string">
            <text:p text:style-name="P77">Смерть</text:p>
          </table:table-cell>
        </table:table-row>
      </table:table>
      <text:p text:style-name="P40">Для восстановления нужна вода и время на питье.</text:p>
      <text:p text:style-name="P38"/>
      <text:p text:style-name="P13">Сон</text:p>
      <text:p text:style-name="P39">У персонажа есть показатель <text:span text:style-name="T2">отдыха</text:span> (0 – 100). За день показатель снижается на <text:span text:style-name="T2">3</text:span>0.</text:p>
      <text:p text:style-name="P39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78"><text:span text:style-name="T2">8</text:span>0-100</text:p>
          </table:table-cell>
          <table:table-cell table:style-name="Table3.B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8"><text:span text:style-name="T2">5</text:span>0-<text:span text:style-name="T2">8</text:span>0</text:p>
          </table:table-cell>
          <table:table-cell table:style-name="Table3.B2" office:value-type="string">
            <text:p text:style-name="P78">20%</text:p>
          </table:table-cell>
        </table:table-row>
        <table:table-row>
          <table:table-cell table:style-name="Table3.A2" office:value-type="string">
            <text:p text:style-name="P78"><text:span text:style-name="T2">3</text:span>0-<text:span text:style-name="T2">5</text:span>0</text:p>
          </table:table-cell>
          <table:table-cell table:style-name="Table3.B2" office:value-type="string">
            <text:p text:style-name="P78">50%</text:p>
          </table:table-cell>
        </table:table-row>
        <text:soft-page-break/>
        <table:table-row>
          <table:table-cell table:style-name="Table3.A2" office:value-type="string">
            <text:p text:style-name="P78">&lt;<text:span text:style-name="T2">3</text:span>0</text:p>
          </table:table-cell>
          <table:table-cell table:style-name="Table3.B2" office:value-type="string">
            <text:p text:style-name="P78">80%</text:p>
          </table:table-cell>
        </table:table-row>
        <table:table-row>
          <table:table-cell table:style-name="Table3.A2" office:value-type="string">
            <text:p text:style-name="P78">0</text:p>
          </table:table-cell>
          <table:table-cell table:style-name="Table3.B2" office:value-type="string">
            <text:p text:style-name="P78">Смерть</text:p>
          </table:table-cell>
        </table:table-row>
      </table:table>
      <text:p text:style-name="P40">Для восстановления нужно спать. <text:span text:style-name="T3">500 ходов сна восстанавливает 1 единицу</text:span>.</text:p>
      <text:p text:style-name="P40"/>
      <text:p text:style-name="P13">Здоровье</text:p>
      <text:p text:style-name="P39">У персонажа есть показатель <text:span text:style-name="T2">здоровья</text:span> (0 – 100). <text:span text:style-name="T2">Снижается в бою.</text:span></text:p>
      <text:p text:style-name="P53">Продумать механику заражения.</text:p>
      <text:p text:style-name="P39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78"><text:span text:style-name="T2">8</text:span>0-100</text:p>
          </table:table-cell>
          <table:table-cell table:style-name="Table4.B2" office:value-type="string">
            <text:p text:style-name="P78">0</text:p>
          </table:table-cell>
        </table:table-row>
        <table:table-row>
          <table:table-cell table:style-name="Table4.A2" office:value-type="string">
            <text:p text:style-name="P78"><text:span text:style-name="T2">5</text:span>0-<text:span text:style-name="T2">8</text:span>0</text:p>
          </table:table-cell>
          <table:table-cell table:style-name="Table4.B2" office:value-type="string">
            <text:p text:style-name="P78">20%</text:p>
          </table:table-cell>
        </table:table-row>
        <table:table-row>
          <table:table-cell table:style-name="Table4.A2" office:value-type="string">
            <text:p text:style-name="P78"><text:span text:style-name="T2">3</text:span>0-<text:span text:style-name="T2">5</text:span>0</text:p>
          </table:table-cell>
          <table:table-cell table:style-name="Table4.B2" office:value-type="string">
            <text:p text:style-name="P78">50%</text:p>
          </table:table-cell>
        </table:table-row>
        <table:table-row>
          <table:table-cell table:style-name="Table4.A2" office:value-type="string">
            <text:p text:style-name="P78">&lt;<text:span text:style-name="T2">3</text:span>0</text:p>
          </table:table-cell>
          <table:table-cell table:style-name="Table4.B2" office:value-type="string">
            <text:p text:style-name="P78">80%</text:p>
          </table:table-cell>
        </table:table-row>
        <table:table-row>
          <table:table-cell table:style-name="Table4.A2" office:value-type="string">
            <text:p text:style-name="P78">0</text:p>
          </table:table-cell>
          <table:table-cell table:style-name="Table4.B2" office:value-type="string">
            <text:p text:style-name="P78">Смерть</text:p>
          </table:table-cell>
        </table:table-row>
      </table:table>
      <text:p text:style-name="P40"/>
      <text:p text:style-name="P40"/>
      <text:p text:style-name="P15"/>
      <text:p text:style-name="P16">Заражение</text:p>
      <text:p text:style-name="P43">При получени урона есть определенный шанс заразиться вирусом.</text:p>
      <text:p text:style-name="P48">Базовый шанс <text:span text:style-name="T6">25%</text:span></text:p>
      <text:p text:style-name="P48">Шанс заразиться равен</text:p>
      <text:p text:style-name="P55">B + ZAm * 5 – Am</text:p>
      <text:p text:style-name="P48">где B – базовое значение, ZAm – модификатор зомби, Am – модификатор брони.</text:p>
      <text:p text:style-name="P43">Шанс снижается <text:span text:style-name="T11">броней</text:span>. Если произошло заражение (персонажа укусили), в течении <text:span text:style-name="T8">некоторого времени</text:span> нужно прижечь рану специальным средством (сигнальная шашка, бенгальский огонь и т. д.).</text:p>
      <text:p text:style-name="P52">У каждого средства есть параметр урона здоровью, <text:span text:style-name="T32">времени эффективного применения</text:span> и шанс убить инфекцию. При применении здоровью на носится урон в любом случае, инфекция убивается с заданной вероятностью, <text:span text:style-name="T32">если прошло не больше времени, чем время эффективного действия средства</text:span>.</text:p>
      <text:p text:style-name="P41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41"><text:span text:style-name="T6">max(maxHp – curHp, 10)</text:span>.</text:p>
      <text:p text:style-name="P41"/>
      <text:p text:style-name="P15">Параметры персонажа</text:p>
      <text:p text:style-name="P41"><text:span text:style-name="T4">Сила</text:span> – перенос лута и бонус к урону в ближнем бою</text:p>
      <text:p text:style-name="P41"><text:span text:style-name="T4">Ловкость</text:span> – шанс увернуться в ближнем бою</text:p>
      <text:p text:style-name="P44"><text:span text:style-name="T4">Меткость</text:span> – шанс попасть из огнестрела</text:p>
      <text:p text:style-name="P46"><text:span text:style-name="T4">Ближний бой</text:span> – шанс попасть в ближнем бою</text:p>
      <text:p text:style-name="P51"><text:span text:style-name="T4">Скорость</text:span> – скорость перемещения</text:p>
      <text:p text:style-name="P44"/>
      <text:p text:style-name="P17">Параметры зомби</text:p>
      <text:p text:style-name="P42"><text:span text:style-name="T4">Сила</text:span> – перенос лута и бонус к урону в ближнем бою</text:p>
      <text:p text:style-name="P42"><text:span text:style-name="T4">Ловкость</text:span> – шанс увернуться в ближнем бою</text:p>
      <text:p text:style-name="P46"><text:span text:style-name="T4">Ближний бой</text:span> – шанс попасть в ближнем бою</text:p>
      <text:p text:style-name="P46"><text:span text:style-name="T4">Резист к мгновенной смерти</text:span> – обратный модификатор для шанса мгновенного убийства оружия</text:p>
      <text:p text:style-name="P47"><text:soft-page-break/><text:span text:style-name="T4">Дистанция зрения</text:span> – на каком расстоянии видит перса</text:p>
      <text:p text:style-name="P47"><text:span text:style-name="T4">Дистанция звука </text:span>– модификатор расстояния распространения шума</text:p>
      <text:p text:style-name="P48"><text:span text:style-name="T4">Заразность </text:span>– модификатор шанса заразить</text:p>
      <text:p text:style-name="P51"><text:span text:style-name="T4">Скорость</text:span> – скорость перемещения</text:p>
      <text:p text:style-name="P82">Чувствительность к шуму<text:span text:style-name="T14"> – дополнительный модификатор к шансу сменить направление</text:span></text:p>
      <text:p text:style-name="P44"/>
      <text:p text:style-name="P45">Базовое значение каждой хар-ки <text:span text:style-name="T28">(кроме скорости) </text:span>– 10. модификатор хар-ки вычисляется как:</text:p>
      <text:p text:style-name="P45"><text:span text:style-name="T6">(V – B) / 2</text:span>,</text:p>
      <text:p text:style-name="P45">где V – значение хар-ки, B – ее база.</text:p>
      <text:p text:style-name="P15"/>
      <text:p text:style-name="P18">Перемещение</text:p>
      <text:p text:style-name="P51">Геймплей разбит на шаги. Один шаг – это шаг перемещения персонажа. Расчет перемещения производится следующим образом:</text:p>
      <text:list text:style-name="L5">
        <text:list-item>
          <text:p text:style-name="P98">для каждого существа заводится коэффициент перемещения, изначально равный 0;</text:p>
        </text:list-item>
        <text:list-item>
          <text:p text:style-name="P99">скорость персонажа равна <text:span text:style-name="T30">100 + Dm * 10 – Wm * 20</text:span>; Dm – модификатор ловкости, Wm – модификатор перегруза.</text:p>
        </text:list-item>
        <text:list-item>
          <text:p text:style-name="P98">когда персонаж делает шаг, то ко всем коэффициентам добавляется значение скорости соответствующего персонажа, <text:span text:style-name="T29">умнощенный на коэффициент проходимости тайла</text:span>;</text:p>
        </text:list-item>
        <text:list-item>
          <text:p text:style-name="P98">затем каждый персонаж перемещается на число шагов, равное K // V, где<text:line-break/>K – текущее значение коэффициента, V – скорость персонажа, после чего K = K mod V.</text:p>
        </text:list-item>
      </text:list>
      <text:p text:style-name="P15"/>
      <text:p text:style-name="P90">Игровой мир</text:p>
      <text:p text:style-name="P44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44">Каждая локация – это карта, на которой происходит геймплей. Перс дерется с зомби, лутает здания.</text:p>
      <text:p text:style-name="P44">На каждой локации есть 1-2 премиум зоны, защищаемые боссами, где лежит особо ценный лут.</text:p>
      <text:p text:style-name="P44"/>
      <text:p text:style-name="P44">На первом этапе разработки карта предсозданная. После реализации всех механик пропишем генератор (если успеем).</text:p>
      <text:p text:style-name="P89">Бой</text:p>
      <text:p text:style-name="P24">Сражаться можно в ближнем бою или с помощью огнестрельного оружия. Огнестрел привлекает ближайших зомби, но эффективен.</text:p>
      <text:p text:style-name="P24"/>
      <text:p text:style-name="P59">Оружие имеет характеристики:</text:p>
      <text:p text:style-name="P24"><text:span text:style-name="T4">Урон</text:span> – базовый урон</text:p>
      <text:p text:style-name="P24"><text:span text:style-name="T4">Смертоносность </text:span>– шанс мгновенно убить зомби</text:p>
      <text:p text:style-name="P24"><text:span text:style-name="T4">Точность</text:span> – <text:span text:style-name="T9">модификатор</text:span> шанс<text:span text:style-name="T9">а</text:span> попасть.</text:p>
      <text:p text:style-name="P36"><text:span text:style-name="T4">Модификатор расхода сил</text:span> – изменяет базовый расход сил при атаке.</text:p>
      <text:p text:style-name="P79">Минимальная эффективная дистанция –<text:span text:style-name="T14"> если зомби бли</text:span><text:span text:style-name="T15">ж</text:span><text:span text:style-name="T14">е, получаем штраф к точности</text:span></text:p>
      <text:p text:style-name="P79">Максимальная эффективная дистанция – <text:span text:style-name="T14">если зомби дальше, получаем штраф к точности</text:span></text:p>
      <text:p text:style-name="P24"/>
      <text:p text:style-name="P60">Броня имеет характеристики</text:p>
      <text:p text:style-name="P60"><text:span text:style-name="T5">Часть тела</text:span><text:span text:style-name="T23"> – на какую часть тела можно надеть </text:span><text:span text:style-name="T24">(голова, лицо, шея, плечи, предплечья, запястья, грудь, спина, живот, бедра, голени, стопы)</text:span></text:p>
      <text:p text:style-name="P60"><text:span text:style-name="T5">Плотность</text:span><text:span text:style-name="T23"> – можно надечать несколько элементов на одну часть тела, пока плотность &lt;= 1.</text:span></text:p>
      <text:p text:style-name="P60"><text:span text:style-name="T5">Модификатор заражения</text:span><text:span text:style-name="T23"> – снижает шанс заразиться</text:span></text:p>
      <text:p text:style-name="P60"><text:span text:style-name="T5">Броня</text:span><text:span text:style-name="T23"> – снижает урон</text:span></text:p>
      <text:p text:style-name="P61"><text:span text:style-name="T5">Модификатор расхода сил</text:span><text:span text:style-name="T23"> – изменяет расход сил при перемещении</text:span></text:p>
      <text:p text:style-name="P25"/>
      <text:p text:style-name="P9">Ближний бой</text:p>
      <text:p text:style-name="P57">Если расстояние до цели для оружия ближнего боя лежит за пределами Min – Max, то точность равна 0.</text:p>
      <text:p text:style-name="P24">В ближнем бою есть шанс заразиться, но так перс не привлекает много внимания. Хорошая броня уменьшает шанс заражения.</text:p>
      <text:p text:style-name="P24">Зомби атакуют только <text:span text:style-name="T6">соседнюю клетку</text:span>.</text:p>
      <text:p text:style-name="P26"><text:soft-page-break/>В ход персонаж может либо переместиться, либо атаковать. Если перс перемещается с атакуемой клетки, то он получает бонус к <text:span text:style-name="T11">увороту </text:span><text:span text:style-name="T12">(</text:span><text:span text:style-name="T7">удвоенный модификатор ловкости</text:span><text:span text:style-name="T12">)</text:span>.</text:p>
      <text:p text:style-name="P24"/>
      <text:p text:style-name="P5">Механика ближнего боя.</text:p>
      <text:p text:style-name="P27">Базовый шан попасть – <text:span text:style-name="T6">75%</text:span>.</text:p>
      <text:p text:style-name="P27">Шанс попасть равен</text:p>
      <text:p text:style-name="P27"><text:span text:style-name="T6">B + (MFm – Dm) * 5 + AWm</text:span>,</text:p>
      <text:p text:style-name="P27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7">Максимальный шанс попасть – <text:span text:style-name="T6">95%</text:span>.</text:p>
      <text:p text:style-name="P28">М<text:span text:style-name="T10">инимальный </text:span>шанс попасть – <text:span text:style-name="T6">5%</text:span>.</text:p>
      <text:p text:style-name="P27"/>
      <text:p text:style-name="P27">Урон вычисляется как </text:p>
      <text:p text:style-name="P27"><text:span text:style-name="T6">WD + Sm * 5 – A</text:span>,</text:p>
      <text:p text:style-name="P27">где WD – урон оружия, Sm – модификатор силы атакующего, A – броня атакующего.</text:p>
      <text:p text:style-name="P27">В случае игрока оружие имеет шанс мгновенного убийства. Если шанс выпадает – противник погибает.</text:p>
      <text:p text:style-name="P27">Шанс мгновенного убийства вычисляется как</text:p>
      <text:p text:style-name="P27"><text:span text:style-name="T6">MDm – MRm</text:span>,</text:p>
      <text:p text:style-name="P27">где MDm – модификатор оружия, MRm – модификатор устойчивости зомби.</text:p>
      <text:p text:style-name="P27"/>
      <text:p text:style-name="P6">Дальний бой</text:p>
      <text:p text:style-name="P29">У огнестрела есть дополнительные параметры:</text:p>
      <text:p text:style-name="P81">Радиус сильного шума<text:span text:style-name="T14"> – дистанция привлечения зомби при выстреле</text:span></text:p>
      <text:p text:style-name="P80"><text:span text:style-name="T14"/></text:p>
      <text:p text:style-name="P67">Точность меняется по следующему закону (D – расстояние до цели, Acc - точность):</text:p>
      <text:p text:style-name="P87"><text:soft-page-break/><text:span text:style-name="T14">Acc = 0, если D &lt; 0.5 * Min или D &gt; 1.5 * Max</text:span></text:p>
      <text:p text:style-name="P87"><text:span text:style-name="T14">Acc = (e</text:span><text:span text:style-name="T34">x - 0</text:span><text:span text:style-name="T33">.5</text:span><text:span text:style-name="T34">*</text:span><text:span text:style-name="T33">Min</text:span><text:span text:style-name="T36"> – 1</text:span><text:span text:style-name="T14">) * Base / (e</text:span><text:span text:style-name="T33">0.5</text:span><text:span text:style-name="T34">*</text:span><text:span text:style-name="T33">Min</text:span><text:span text:style-name="T36"> – 1</text:span><text:span text:style-name="T14">), если 0.5 * Min &lt;= D &lt; Min</text:span></text:p>
      <text:p text:style-name="P67">Acc = Base если Min &lt;= D &lt;= Max</text:p>
      <text:p text:style-name="P37"><text:span text:style-name="T14">Acc = (e</text:span><text:span text:style-name="T35">1.</text:span><text:span text:style-name="T34">5*</text:span><text:span text:style-name="T33">M</text:span><text:span text:style-name="T34">ax - x</text:span><text:span text:style-name="T36"> – 1</text:span><text:span text:style-name="T14">) * Base / (e</text:span><text:span text:style-name="T33">0.5 M</text:span><text:span text:style-name="T34">ax</text:span><text:span text:style-name="T36"> – 1</text:span><text:span text:style-name="T14">), если M</text:span><text:span text:style-name="T16">ax</text:span><text:span text:style-name="T14"> &lt; D &lt;</text:span><text:span text:style-name="T16">=</text:span><text:span text:style-name="T14"> </text:span><text:span text:style-name="T16">1.5 * </text:span><text:span text:style-name="T14">M</text:span><text:span text:style-name="T16">ax</text:span></text:p>
      <text:p text:style-name="P28"><text:span text:style-name="T14"/></text:p>
      <text:p text:style-name="P63">Дальний бой расходует боеприпасы и требует периодической перезарядки.</text:p>
      <text:p text:style-name="P30"><text:span text:style-name="T14"><text:line-break/></text:span><text:span text:style-name="T22">Расход сил в бою</text:span></text:p>
      <text:p text:style-name="P34"><text:span text:style-name="T14">Каждая атака расходует силы. Базовый расход </text:span><text:span text:style-name="T17">1</text:span><text:span text:style-name="T14">. Итоговый расход равен</text:span></text:p>
      <text:p text:style-name="P69">B * Wm</text:p>
      <text:p text:style-name="P65">где B – базовое значение, Wm – модификатор оружия.</text:p>
      <text:p text:style-name="P34"><text:span text:style-name="T14"/></text:p>
      <text:p text:style-name="P74">Расход сил при перемещении</text:p>
      <text:p text:style-name="P65">Каждый шаг отнимает B = 0.01 очков сил. Итоговое значение равно:</text:p>
      <text:p text:style-name="P65">B * (сумма Am)</text:p>
      <text:p text:style-name="P65">где Am – модификаторы брони.</text:p>
      <text:p text:style-name="P30"><text:span text:style-name="T14"/></text:p>
      <text:p text:style-name="P7"><text:span text:style-name="T14"/></text:p>
      <text:p text:style-name="P73">Привлечение зомби</text:p>
      <text:p text:style-name="P7"><text:span text:style-name="T19">Зомби в дефолтном состоянии бродя</text:span><text:span text:style-name="T20">т</text:span><text:span text:style-name="T19"> случайно. Если зомби видит игрока, то шанс движения в направлении игрока увеличивается кратно (до </text:span><text:span text:style-name="T21">91%</text:span><text:span text:style-name="T19">). Остальные направления получают </text:span><text:span text:style-name="T21">3%</text:span></text:p>
      <text:p text:style-name="P7"><text:span text:style-name="T19"/></text:p>
      <text:p text:style-name="P63">Без внешних импульсов шансы перемещения выравниваются:</text:p>
      <text:p text:style-name="P68">DD = DDo – 3</text:p>
      <text:p text:style-name="P68">RD = RDo + 1</text:p>
      <text:p text:style-name="P63"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7"><text:span text:style-name="T19"/></text:p>
      <text:p text:style-name="P64"><text:soft-page-break/>Если зомби слышит громкий звук, то его направления меняются следующим образом:</text:p>
      <text:p text:style-name="P19"><text:span text:style-name="T19">DD = DDo </text:span><text:span text:style-name="T20">+</text:span><text:span text:style-name="T19"> </text:span><text:span text:style-name="T20">15</text:span><text:span text:style-name="T19"> </text:span><text:span text:style-name="T20">+ 3 * NSm</text:span></text:p>
      <text:p text:style-name="P19"><text:span text:style-name="T19">RD = RDo – </text:span><text:span text:style-name="T20">5 - NSm</text:span></text:p>
      <text:p text:style-name="P70">где NSm – модификатор чувствительности к шуму.</text:p>
      <text:p text:style-name="P91">Лут</text:p>
      <text:p text:style-name="P32">Каждая вещь в игре имеет вес. Грузоподъемность персонажа – <text:span text:style-name="T6">50 + 5 * Sm</text:span>. <text:span text:style-name="T31">За перегруз дается штраф, равный</text:span></text:p>
      <text:p text:style-name="P35">P = (W – MaxW) // 10 + 1,</text:p>
      <text:p text:style-name="P35">где W – текущий вес рюкзака, <text:s/>MaxW – максимальный периносимый вес</text:p>
      <text:p text:style-name="P32"><text:span text:style-name="T25">Грузоподъемность авто </text:span><text:span text:style-name="T18">300</text:span><text:span text:style-name="T25">.</text:span></text:p>
      <text:p text:style-name="P31"/>
      <text:p text:style-name="P8">Типы лута</text:p>
      <text:p text:style-name="P31"><text:span text:style-name="T4">Еда</text:span> – уталяет голод (возможно, урон здоровью)</text:p>
      <text:p text:style-name="P31"><text:span text:style-name="T4">Напитки</text:span> – уталяет голод и жажду (возможно, урон здоровью)</text:p>
      <text:p text:style-name="P31"><text:span text:style-name="T4">Материалы</text:span> – для укрепления базы</text:p>
      <text:p text:style-name="P83">Оружие</text:p>
      <text:p text:style-name="P31"><text:span text:style-name="T4">Броня</text:span> – на каждую часть тела по одной.</text:p>
      <text:p text:style-name="P84">Медикаменты</text:p>
      <text:p text:style-name="P84">Прижигатели</text:p>
      <text:p text:style-name="P85">Топливо</text:p>
      <text:p text:style-name="P85"/>
      <text:p text:style-name="P86"/>
      <text:p text:style-name="P92">Механика рейдов</text:p>
      <text:p text:style-name="P66">За рейд (одну активную фазу) можно посетить одно место одного города и вернуться.</text:p>
      <text:p text:style-name="P66">Расстояния между городами и местами определяют расход топлива. Топливо добывается в рейдах.</text:p>
      <text:p text:style-name="P75"/>
      <text:p text:style-name="P75">На будущее</text:p>
      <text:p text:style-name="P72">Механика апгрейда автомобиля (либо нахождения нового автомобиля). Увеличение грузоподъемности, уменьшение расхода топлива и т. д.</text:p>
      <text:p text:style-name="P71"/>
      <text:p text:style-name="P76">Расход топлива</text:p>
      <text:p text:style-name="P71">У автомобиля есть параметр расхода топлива (на 1 км). При перемещении планировании рейда учитывается запас топлива. Рейд слишком далеко будет невозможен.</text:p>
      <text:p text:style-name="P72">Для решения ситуаций с топливом (когда получилось так, что его нет) можно добавить спец-локацию АЗС, куда можно сходить за топливом. Сложность будет расти от рейда к рейду.</text:p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4-14T11:03:50.984610199</dc:date>
    <meta:editing-duration>PT4H22M32S</meta:editing-duration>
    <meta:editing-cycles>37</meta:editing-cycles>
    <meta:generator>LibreOffice/24.2.7.2$Linux_X86_64 LibreOffice_project/420$Build-2</meta:generator>
    <meta:print-date>2025-03-25T11:19:45.017744170</meta:print-date>
    <meta:printed-by>PDF files</meta:printed-by>
    <meta:document-statistic meta:table-count="4" meta:image-count="0" meta:object-count="0" meta:page-count="14" meta:paragraph-count="230" meta:word-count="1460" meta:character-count="9711" meta:non-whitespace-character-count="8400"/>
  </office:meta>
</office:document-meta>
</file>